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07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2201in"/>
    </style:style>
    <style:style style:name="co5" style:family="table-column">
      <style:table-column-properties fo:break-before="auto" style:column-width="4.8063in"/>
    </style:style>
    <style:style style:name="co6" style:family="table-column">
      <style:table-column-properties fo:break-before="auto" style:column-width="3.9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37in" fo:break-before="auto" style:use-optimal-row-height="fals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man_20_of_20_feeling_20_tear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number:number-style style:name="N8003" number:language="en" number:country="US">
      <number:number number:decimal-places="0" number:min-integer-digits="1" number:grouping="true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" style:family="table-cell" style:parent-style-name="Excel_20_Built-in_20_Normal" style:data-style-name="N800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7" style:family="table-cell" style:parent-style-name="Excel_20_Built-in_20_Normal" style:data-style-name="N8004"/>
    <style:style style:name="ce8" style:family="table-cell" style:parent-style-name="Excel_20_Built-in_20_Normal" style:data-style-name="N8002"/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 style:data-style-name="N800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1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 style:data-style-name="N8003"/>
    <style:style style:name="ce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3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3" table:number-columns-repeated="1016" table:default-cell-style-name="Excel_20_Built-in_20_Normal"/>
        <table:table-row table:style-name="ro1">
          <table:table-cell table:style-name="ce1" office:value-type="string" table:number-columns-spanned="5" table:number-rows-spanned="1">
            <text:p>Evocations of emotions in Man of Feeling (1771) and Frankenstein (1818)</text:p>
          </table:table-cell>
          <table:covered-table-cell table:number-columns-repeated="4" table:style-name="ce2"/>
          <table:table-cell table:number-columns-repeated="2"/>
          <table:table-cell office:value-type="string">
            <text:p>Repository: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http://acrosswalls.org/datasets/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>
            <text:p>Version: 1.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table:number-columns-spanned="2" table:number-rows-spanned="1">
            <text:p>words per thousand words in text</text:p>
          </table:table-cell>
          <table:covered-table-cell table:style-name="ce9"/>
          <table:table-cell table:number-columns-repeated="1021"/>
        </table:table-row>
        <table:table-row table:style-name="ro3">
          <table:table-cell office:value-type="string">
            <text:p>references</text:p>
          </table:table-cell>
          <table:table-cell table:style-name="ce4" office:value-type="string">
            <text:p>Man of Feeling</text:p>
          </table:table-cell>
          <table:table-cell table:style-name="ce4" office:value-type="string">
            <text:p>Frankenstein</text:p>
          </table:table-cell>
          <table:table-cell table:style-name="ce9" office:value-type="string">
            <text:p>Frankstein / Man of Feeling</text:p>
          </table:table-cell>
          <table:table-cell table:number-columns-repeated="3"/>
          <table:table-cell office:value-type="string">
            <text:p>notes</text:p>
          </table:table-cell>
          <table:table-cell table:number-columns-repeated="1016"/>
        </table:table-row>
        <table:table-row table:style-name="ro1">
          <table:table-cell office:value-type="string">
            <text:p>tear, weep</text:p>
          </table:table-cell>
          <table:table-cell table:style-name="ce5" table:formula="of:=[.B78]" office:value-type="float" office:value="1.33391408504383">
            <text:p>1.33</text:p>
          </table:table-cell>
          <table:table-cell table:style-name="ce10" table:formula="of:=[.E45]" office:value-type="float" office:value="0.876533934385174">
            <text:p>0.88</text:p>
          </table:table-cell>
          <table:table-cell table:style-name="ce11" table:formula="of:=[.C6]/[.B6]-1" office:value-type="percentage" office:value="-0.342885764373368">
            <text:p>-34%</text:p>
          </table:table-cell>
          <table:table-cell table:number-columns-repeated="3"/>
          <table:table-cell office:value-type="string">
            <text:p>Reference category counts include all grammatically related word forms.</text:p>
          </table:table-cell>
          <table:table-cell table:number-columns-repeated="1016"/>
        </table:table-row>
        <table:table-row table:style-name="ro1">
          <table:table-cell office:value-type="string">
            <text:p>tremble, shudder, frown</text:p>
          </table:table-cell>
          <table:table-cell table:style-name="ce5" table:formula="of:=[.B79]" office:value-type="float" office:value="0.0544454728589318">
            <text:p>0.05</text:p>
          </table:table-cell>
          <table:table-cell table:style-name="ce10" table:formula="of:=[.E46]" office:value-type="float" office:value="0.514789770988118">
            <text:p>0.51</text:p>
          </table:table-cell>
          <table:table-cell table:style-name="ce11" table:formula="of:=[.C7]/[.B7]-1" office:value-type="percentage" office:value="8.45514372373876">
            <text:p>846%</text:p>
          </table:table-cell>
          <table:table-cell table:number-columns-repeated="1020"/>
        </table:table-row>
        <table:table-row table:style-name="ro1">
          <table:table-cell office:value-type="string">
            <text:p>smile, kiss, laugh, laughter, delight</text:p>
          </table:table-cell>
          <table:table-cell table:style-name="ce5" table:formula="of:=[.B80]" office:value-type="float" office:value="1.1978004028965">
            <text:p>1.20</text:p>
          </table:table-cell>
          <table:table-cell table:style-name="ce10" table:formula="of:=[.E47]" office:value-type="float" office:value="1.2661045718897">
            <text:p>1.27</text:p>
          </table:table-cell>
          <table:table-cell table:style-name="ce11" table:formula="of:=[.C8]/[.B8]-1" office:value-type="percentage" office:value="0.0570246669044565">
            <text:p>6%</text:p>
          </table:table-cell>
          <table:table-cell table:number-columns-repeated="3"/>
          <table:table-cell office:value-type="string">
            <text:p>Text ratio is percent difference.</text:p>
          </table:table-cell>
          <table:table-cell table:number-columns-repeated="1016"/>
        </table:table-row>
        <table:table-row table:style-name="ro1">
          <table:table-cell office:value-type="string">
            <text:p>joy, happy</text:p>
          </table:table-cell>
          <table:table-cell table:style-name="ce5" table:formula="of:=[.B81]" office:value-type="float" office:value="0.544454728589318">
            <text:p>0.54</text:p>
          </table:table-cell>
          <table:table-cell table:style-name="ce10" table:formula="of:=[.E48]" office:value-type="float" office:value="1.37741046831956">
            <text:p>1.38</text:p>
          </table:table-cell>
          <table:table-cell table:style-name="ce11" table:formula="of:=[.C9]/[.B9]-1" office:value-type="percentage" office:value="1.52988980716253">
            <text:p>153%</text:p>
          </table:table-cell>
          <table:table-cell table:number-columns-repeated="1020"/>
        </table:table-row>
        <table:table-row table:style-name="ro1">
          <table:table-cell office:value-type="string">
            <text:p>anguish, horror, terror</text:p>
          </table:table-cell>
          <table:table-cell table:style-name="ce5" table:formula="of:=[.B82]" office:value-type="float" office:value="0.245004627865193">
            <text:p>0.25</text:p>
          </table:table-cell>
          <table:table-cell table:style-name="ce10" table:formula="of:=[.E49]" office:value-type="float" office:value="1.12697220135237">
            <text:p>1.13</text:p>
          </table:table-cell>
          <table:table-cell table:style-name="ce11" table:formula="of:=[.C10]/[.B10]-1" office:value-type="percentage" office:value="3.59979964938643">
            <text:p>360%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uderlying data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rankenstein, 1818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 table:number-columns-spanned="3" table:number-rows-spanned="1">
            <text:p>volume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 office:value-type="string">
            <text:p>word for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ot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a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B21:.D21])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tear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formula="of:=SUM([.B22:.D22])" office:value-type="float" office:value="31">
            <text:p>31</text:p>
          </table:table-cell>
          <table:table-cell table:number-columns-repeated="1019"/>
        </table:table-row>
        <table:table-row table:style-name="ro1">
          <table:table-cell office:value-type="string">
            <text:p>weep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SUM([.B23:.D23])"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weepin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formula="of:=SUM([.B24:.D24])" office:value-type="float" office:value="3">
            <text:p>3</text:p>
          </table:table-cell>
          <table:table-cell table:number-columns-repeated="1019"/>
        </table:table-row>
        <table:table-row table:style-name="ro1">
          <table:table-cell office:value-type="string">
            <text:p>wept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SUM([.B25:.D25])" office:value-type="float" office:value="19">
            <text:p>19</text:p>
          </table:table-cell>
          <table:table-cell table:formula="of:=SUM([.E21:.E25])" office:value-type="float" office:value="63">
            <text:p>6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emble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SUM([.B27:.D27])" office:value-type="float" office:value="23">
            <text:p>23</text:p>
          </table:table-cell>
          <table:table-cell table:number-columns-repeated="1019"/>
        </table:table-row>
        <table:table-row table:style-name="ro1">
          <table:table-cell office:value-type="string">
            <text:p>shudde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formula="of:=SUM([.B28:.D28])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office:value-type="string">
            <text:p>fr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B29:.D29])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mile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formula="of:=SUM([.B31:.D31])" office:value-type="float" office:value="28">
            <text:p>28</text:p>
          </table:table-cell>
          <table:table-cell table:number-columns-repeated="1019"/>
        </table:table-row>
        <table:table-row table:style-name="ro1">
          <table:table-cell office:value-type="string">
            <text:p>kis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B32:.D32])"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laugh/laught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B33:.D33])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deligh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SUM([.B34:.D34])" office:value-type="float" office:value="46">
            <text:p>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y</text:p>
          </table:table-cell>
          <table:table-cell table:number-columns-repeated="2"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SUM([.B36:.D36])" office:value-type="float" office:value="44">
            <text:p>44</text:p>
          </table:table-cell>
          <table:table-cell table:number-columns-repeated="1019"/>
        </table:table-row>
        <table:table-row table:style-name="ro1">
          <table:table-cell office:value-type="string">
            <text:p>happy</text:p>
          </table:table-cell>
          <table:table-cell office:value-type="float" office:value="23">
            <text:p>23</text:p>
          </table:table-cell>
          <table:table-cell table:number-columns-repeated="2" office:value-type="float" office:value="16">
            <text:p>16</text:p>
          </table:table-cell>
          <table:table-cell table:formula="of:=SUM([.B37:.D37])" office:value-type="float" office:value="55">
            <text:p>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guish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formula="of:=SUM([.B39:.D39])" office:value-type="float" office:value="26">
            <text:p>26</text:p>
          </table:table-cell>
          <table:table-cell table:number-columns-repeated="1019"/>
        </table:table-row>
        <table:table-row table:style-name="ro1">
          <table:table-cell office:value-type="string">
            <text:p>horror</text:p>
          </table:table-cell>
          <table:table-cell table:number-columns-repeated="2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SUM([.B40:.D40])" office:value-type="float" office:value="48">
            <text:p>48</text:p>
          </table:table-cell>
          <table:table-cell table:number-columns-repeated="1019"/>
        </table:table-row>
        <table:table-row table:style-name="ro1">
          <table:table-cell office:value-type="string">
            <text:p>terro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SUM([.B41:.D41])" office:value-type="float" office:value="7">
            <text:p>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words</text:p>
          </table:table-cell>
          <table:table-cell office:value-type="float" office:value="24260">
            <text:p>24260</text:p>
          </table:table-cell>
          <table:table-cell office:value-type="float" office:value="21254">
            <text:p>21254</text:p>
          </table:table-cell>
          <table:table-cell office:value-type="float" office:value="26360">
            <text:p>26360</text:p>
          </table:table-cell>
          <table:table-cell table:formula="of:=SUM([.B43:.D43])" office:value-type="float" office:value="71874">
            <text:p>7187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ar/weep rate</text:p>
          </table:table-cell>
          <table:table-cell table:style-name="ce7" table:formula="of:=SUM([.B21:.B25])*1000/[.B43]" office:value-type="float" office:value="1.0717230008244">
            <text:p>1.07</text:p>
          </table:table-cell>
          <table:table-cell table:style-name="ce7" table:formula="of:=SUM([.C21:.C25])*1000/[.C43]" office:value-type="float" office:value="0.846899407170415">
            <text:p>0.85</text:p>
          </table:table-cell>
          <table:table-cell table:style-name="ce7" table:formula="of:=SUM([.D21:.D25])*1000/[.D43]" office:value-type="float" office:value="0.720789074355083">
            <text:p>0.72</text:p>
          </table:table-cell>
          <table:table-cell table:style-name="ce7" table:formula="of:=SUM([.E21:.E25])*1000/[.E43]" office:value-type="float" office:value="0.876533934385174">
            <text:p>0.88</text:p>
          </table:table-cell>
          <table:table-cell table:number-columns-repeated="1019"/>
        </table:table-row>
        <table:table-row table:style-name="ro1">
          <table:table-cell office:value-type="string">
            <text:p>tremble/frown rate</text:p>
          </table:table-cell>
          <table:table-cell table:style-name="ce7" table:formula="of:=SUM([.B27:.B29])*1000/[.B43]" office:value-type="float" office:value="0.412201154163232">
            <text:p>0.41</text:p>
          </table:table-cell>
          <table:table-cell table:style-name="ce7" table:formula="of:=SUM([.C27:.C29])*1000/[.C43]" office:value-type="float" office:value="0.282299802390138">
            <text:p>0.28</text:p>
          </table:table-cell>
          <table:table-cell table:style-name="ce7" table:formula="of:=SUM([.D27:.D29])*1000/[.D43]" office:value-type="float" office:value="0.796661608497724">
            <text:p>0.80</text:p>
          </table:table-cell>
          <table:table-cell table:style-name="ce7" table:formula="of:=SUM([.E27:.E29])*1000/[.E43]" office:value-type="float" office:value="0.514789770988118">
            <text:p>0.51</text:p>
          </table:table-cell>
          <table:table-cell table:number-columns-repeated="1019"/>
        </table:table-row>
        <table:table-row table:style-name="ro1">
          <table:table-cell office:value-type="string">
            <text:p>smile/delight rate</text:p>
          </table:table-cell>
          <table:table-cell table:style-name="ce7" table:formula="of:=SUM([.B31:.B34])*1000/[.B43]" office:value-type="float" office:value="1.44270403957131">
            <text:p>1.44</text:p>
          </table:table-cell>
          <table:table-cell table:style-name="ce7" table:formula="of:=SUM([.C31:.C34])*1000/[.C43]" office:value-type="float" office:value="1.64674884727581">
            <text:p>1.65</text:p>
          </table:table-cell>
          <table:table-cell table:style-name="ce7" table:formula="of:=SUM([.D31:.D34])*1000/[.D43]" office:value-type="float" office:value="0.796661608497724">
            <text:p>0.80</text:p>
          </table:table-cell>
          <table:table-cell table:style-name="ce7" table:formula="of:=SUM([.E31:.E34])*1000/[.E43]" office:value-type="float" office:value="1.2661045718897">
            <text:p>1.27</text:p>
          </table:table-cell>
          <table:table-cell table:number-columns-repeated="1019"/>
        </table:table-row>
        <table:table-row table:style-name="ro1">
          <table:table-cell office:value-type="string">
            <text:p>joy/happy</text:p>
          </table:table-cell>
          <table:table-cell table:style-name="ce7" table:formula="of:=([.B36]+[.B37])*1000/[.B43]" office:value-type="float" office:value="1.6075845012366">
            <text:p>1.61</text:p>
          </table:table-cell>
          <table:table-cell table:style-name="ce7" table:formula="of:=([.C36]+[.C37])*1000/[.C43]" office:value-type="float" office:value="1.50559894608074">
            <text:p>1.51</text:p>
          </table:table-cell>
          <table:table-cell table:style-name="ce7" table:formula="of:=([.D36]+[.D37])*1000/[.D43]" office:value-type="float" office:value="1.06221547799697">
            <text:p>1.06</text:p>
          </table:table-cell>
          <table:table-cell table:style-name="ce7" table:formula="of:=([.E36]+[.E37])*1000/[.E43]" office:value-type="float" office:value="1.37741046831956">
            <text:p>1.38</text:p>
          </table:table-cell>
          <table:table-cell table:number-columns-repeated="1019"/>
        </table:table-row>
        <table:table-row table:style-name="ro1">
          <table:table-cell office:value-type="string">
            <text:p>anguish/terror</text:p>
          </table:table-cell>
          <table:table-cell table:style-name="ce8" table:formula="of:=SUM([.B39:.B41])*1000/[.B43]" office:value-type="float" office:value="0.90684253915911">
            <text:p>0.91</text:p>
          </table:table-cell>
          <table:table-cell table:style-name="ce8" table:formula="of:=SUM([.C39:.C41])*1000/[.C43]" office:value-type="float" office:value="0.988049308365484">
            <text:p>0.99</text:p>
          </table:table-cell>
          <table:table-cell table:style-name="ce8" table:formula="of:=SUM([.D39:.D41])*1000/[.D43]" office:value-type="float" office:value="1.44157814871017">
            <text:p>1.44</text:p>
          </table:table-cell>
          <table:table-cell table:style-name="ce8" table:formula="of:=SUM([.E39:.E41])*1000/[.E43]" office:value-type="float" office:value="1.12697220135237">
            <text:p>1.13</text:p>
          </table:table-cell>
          <table:table-cell table:number-columns-repeated="1019"/>
        </table:table-row>
        <table:table-row table:style-name="ro1">
          <table:table-cell/>
          <table:table-cell table:style-name="ce7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an of Feel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ar</text:p>
          </table:table-cell>
          <table:table-cell office:value-type="float" office:value="10">
            <text:p>10</text:p>
          </table:table-cell>
          <table:table-cell table:number-columns-repeated="3"/>
          <table:table-cell table:style-name="ce12"/>
          <table:table-cell table:number-columns-repeated="1018"/>
        </table:table-row>
        <table:table-row table:style-name="ro1">
          <table:table-cell office:value-type="string">
            <text:p>tears</text:p>
          </table:table-cell>
          <table:table-cell office:value-type="float" office:value="24">
            <text:p>24</text:p>
          </table:table-cell>
          <table:table-cell table:number-columns-repeated="1022"/>
        </table:table-row>
        <table:table-row table:style-name="ro1">
          <table:table-cell office:value-type="string">
            <text:p>weep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weeping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wept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SUM([.B54:.B58])" office:value-type="float" office:value="49">
            <text:p>4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rembl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shudder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frow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mile</text:p>
          </table:table-cell>
          <table:table-cell office:value-type="float" office:value="21">
            <text:p>21</text:p>
          </table:table-cell>
          <table:table-cell table:number-columns-repeated="1022"/>
        </table:table-row>
        <table:table-row table:style-name="ro1">
          <table:table-cell office:value-type="string">
            <text:p>kiss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laugh/laughter</text:p>
          </table:table-cell>
          <table:table-cell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delight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joy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happy</text:p>
          </table:table-cell>
          <table:table-cell office:value-type="float" office:value="13">
            <text:p>1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nguish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horror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terror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otal words</text:p>
          </table:table-cell>
          <table:table-cell office:value-type="float" office:value="36734">
            <text:p>3673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tear/weep rate</text:p>
          </table:table-cell>
          <table:table-cell table:style-name="ce8" table:formula="of:=SUM([.B54:.B58])*1000/[.B76]" office:value-type="float" office:value="1.33391408504383">
            <text:p>1.33</text:p>
          </table:table-cell>
          <table:table-cell table:number-columns-repeated="1022"/>
        </table:table-row>
        <table:table-row table:style-name="ro1">
          <table:table-cell office:value-type="string">
            <text:p>tremble/frown rate</text:p>
          </table:table-cell>
          <table:table-cell table:style-name="ce8" table:formula="of:=SUM([.B60:.B62])*1000/[.B76]" office:value-type="float" office:value="0.0544454728589318">
            <text:p>0.05</text:p>
          </table:table-cell>
          <table:table-cell table:number-columns-repeated="1022"/>
        </table:table-row>
        <table:table-row table:style-name="ro1">
          <table:table-cell office:value-type="string">
            <text:p>smile/delight rate</text:p>
          </table:table-cell>
          <table:table-cell table:style-name="ce8" table:formula="of:=SUM([.B64:.B67])*1000/[.B76]" office:value-type="float" office:value="1.1978004028965">
            <text:p>1.20</text:p>
          </table:table-cell>
          <table:table-cell table:number-columns-repeated="1022"/>
        </table:table-row>
        <table:table-row table:style-name="ro1">
          <table:table-cell office:value-type="string">
            <text:p>joy/happy</text:p>
          </table:table-cell>
          <table:table-cell table:style-name="ce7" table:formula="of:=([.B69]+[.B70])*1000/[.B76]" office:value-type="float" office:value="0.544454728589318">
            <text:p>0.54</text:p>
          </table:table-cell>
          <table:table-cell table:style-name="ce7" table:number-columns-repeated="3"/>
          <table:table-cell table:number-columns-repeated="1019"/>
        </table:table-row>
        <table:table-row table:style-name="ro1">
          <table:table-cell office:value-type="string">
            <text:p>anguish/terror</text:p>
          </table:table-cell>
          <table:table-cell table:style-name="ce8" table:formula="of:=SUM([.B72:.B74])*1000/[.B76]" office:value-type="float" office:value="0.245004627865193">
            <text:p>0.25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n of feeling tears" table:style-name="ta2" table:print="false">
        <table:table-column table:style-name="co3" table:default-cell-style-name="Excel_20_Built-in_20_Normal"/>
        <table:table-column table:style-name="co6" table:number-columns-repeated="2" table:default-cell-style-name="Excel_20_Built-in_20_Normal"/>
        <table:table-column table:style-name="co3" table:number-columns-repeated="1021" table:default-cell-style-name="Excel_20_Built-in_20_Normal"/>
        <table:table-row table:style-name="ro1">
          <table:table-cell table:style-name="ce1" office:value-type="string" table:number-columns-spanned="2" table:number-rows-spanned="1">
            <text:p>Evocations of tears in the Man of Feeling</text:p>
          </table:table-cell>
          <table:covered-table-cell table:style-name="ce13"/>
          <table:table-cell office:value-type="string">
            <text:p>Repository:</text:p>
          </table:table-cell>
          <table:table-cell table:number-columns-repeated="1021"/>
        </table:table-row>
        <table:table-row table:style-name="ro1">
          <table:table-cell office:value-type="string">
            <text:p>lid</text:p>
          </table:table-cell>
          <table:table-cell office:value-type="string">
            <text:p>unedited text</text:p>
          </table:table-cell>
          <table:table-cell office:value-type="string">
            <text:p>http://acrosswalls.org/datasets/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Odds but should have wept .</text:p>
          </table:table-cell>
          <table:table-cell office:value-type="string">
            <text:p>Version: 1.0</text:p>
          </table:table-cell>
          <table:table-cell table:number-columns-repeated="1021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,, burst into</text:p>
          </table:table-cell>
          <table:table-cell table:number-columns-repeated="102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,, glister of new-washed</text:p>
          </table:table-cell>
          <table:table-cell table:number-columns-repeated="102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,, tribute of some</text:p>
          </table:table-cell>
          <table:table-cell table:number-columns-repeated="102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,, virtue in these</text:p>
          </table:table-cell>
          <table:table-cell table:number-columns-repeated="102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., burst into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„ blessings on</text:p>
          </table:table-cell>
          <table:table-cell table:number-columns-repeated="102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„ feet bathed with</text:p>
          </table:table-cell>
          <table:table-cell table:number-columns-repeated="102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„ gushed afresh 148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„ he wept at the recollection of her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„ like Cestus of Cythorea .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„ one on a check .</text:p>
          </table:table-cell>
          <table:table-cell table:number-columns-repeated="102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„ scarce forced—blubbered like a boy . .139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„ sobbing and shedding</text:p>
          </table:table-cell>
          <table:table-cell table:number-columns-repeated="102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„ voice lost in 108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„ wrung from the heart</text:p>
          </table:table-cell>
          <table:table-cell table:number-columns-repeated="102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A tear dropped 165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Beamy moisture . . . . . . .154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etween every kiss 145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ig drops wetted gray heard 137</text:p>
          </table:table-cell>
          <table:table-cell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bud, smiling through the dimness of his own . 176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heek wiped (at the end of the last chapter) . .189 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o you weep again ? .</text:p>
          </table:table-cell>
          <table:table-cell table:number-columns-repeated="102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Dropped one tear, no more 131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Eye met with a tear . . . . . . 103</text:p>
          </table:table-cell>
          <table:table-cell table:number-columns-repeated="102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Girl wept, brother sobbed 145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Hand bathed with tears</text:p>
          </table:table-cell>
          <table:table-cell table:number-columns-repeated="102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Hand wet by tear just fallen 185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'Harley kissed off her tears as they flowed, and wept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 could only weep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I have wept many a timo 144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 will not wcop <text:s/>.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 would weep too .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Moistened eye 141</text:p>
          </table:table-cell>
          <table:table-cell table:number-columns-repeated="102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Not an unmoistened eye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eet girl (here she wept)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ear in her eye, tho sick man kissed it off in its</text:p>
          </table:table-cell>
          <table:table-cell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ear stood in eye 127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ar, given, " cordial drop " repeated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ars add energy to henediction</text:p>
          </table:table-cell>
          <table:table-cell table:number-columns-repeated="102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ears choked utterance 144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Tears flowing down cheeks 148</text:p>
          </table:table-cell>
          <table:table-cell table:number-columns-repeated="102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ears flowing without control 187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ears, burst into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ears, face bathed with 130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ears, mingled, i.e., his with hers . . . .100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ears, press-gang could scarce keep from . . .136</text:p>
          </table:table-cell>
          <table:table-cell table:number-columns-repeated="102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ears, saw his .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ears, shower of 138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4:0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n_20_of_20_feeling_20_tears" style:display-name="PageStyle_man of feeling tea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8" meta:object-count="0"/>
    <meta:generator>OpenOffice/4.1.1$Win32 OpenOffice.org_project/411m6$Build-9775</meta:generator>
  </office:meta>
</office:document-meta>
</file>